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start="" draw:marker-start-width="0.305cm" draw:marker-end="Arrow_20_short" draw:marker-end-width="0.305cm" draw:fill="gradient" draw:textarea-vertical-align="middle"/>
    </style:style>
    <style:style style:name="gr103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23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24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25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91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9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2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2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5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6" style:family="paragraph">
      <loext:graphic-properties draw:fill="gradient"/>
      <style:paragraph-properties fo:text-align="center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9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6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0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7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9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1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2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4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5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6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7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0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4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5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6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Mail Trust</text:span></text:p>
        </draw:line>
        <draw:g>
          <draw:polygon draw:style-name="gr39" draw:text-style-name="P17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40" draw:text-style-name="P19" draw:layer="layout" svg:width="3.398cm" svg:height="0.705cm" svg:x="13.083cm" svg:y="9.177cm">
          <text:list text:style-name="L1">
            <text:list-header>
              <text:p text:style-name="P18"><text:span text:style-name="T5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41" draw:text-style-name="P16" draw:layer="layout" svg:x1="12.099cm" svg:y1="12.036cm" svg:x2="17.443cm" svg:y2="12.036cm">
          <text:p text:style-name="P15"><text:span text:style-name="T4">UMA Trust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21" draw:layer="layout" svg:width="5.612cm" svg:height="0.642cm" svg:x="14.75cm" svg:y="10.677cm">
          <text:list text:style-name="L1">
            <text:list-header>
              <text:p text:style-name="P20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2" xml:id="id19" draw:id="id19" draw:layer="layout" svg:width="3.251cm" svg:height="1.473cm" svg:x="2.877cm" svg:y="3.872cm"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2" xml:id="id21" draw:id="id21" draw:layer="layout" svg:width="3.251cm" svg:height="1.473cm" svg:x="7.777cm" svg:y="3.872cm"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Mailbox</text:span></text:p>
            </text:list-item>
            <text:list-item>
              <text:p text:style-name="P3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3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Mail Retrieval Agent</text:span></text:p>
            </text:list-item>
            <text:list-item>
              <text:p text:style-name="P3"><text:span text:style-name="T7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5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6">Mail System</text:span></text:p>
            </text:list-header>
            <text:list-item>
              <text:p text:style-name="P24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2" xml:id="id20" draw:id="id20" draw:layer="layout" svg:width="3.251cm" svg:height="1.473cm" svg:x="2.877cm" svg:y="15.372cm"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22" draw:id="id22" draw:layer="layout" svg:width="3.251cm" svg:height="1.473cm" svg:x="7.777cm" svg:y="15.372cm"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Mailbox</text:span></text:p>
            </text:list-item>
            <text:list-item>
              <text:p text:style-name="P3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3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Mail Retrieval Agent</text:span></text:p>
            </text:list-item>
            <text:list-item>
              <text:p text:style-name="P3"><text:span text:style-name="T7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6">Mail System</text:span></text:p>
            </text:list-header>
            <text:list-item>
              <text:p text:style-name="P3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6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6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6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6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6" draw:layer="layout" draw:type="line" svg:x1="25.232cm" svg:y1="6.35cm" svg:x2="20.406cm" svg:y2="6.35cm" svg:d="M25232 6350h-4826" svg:viewBox="0 0 4827 1">
          <text:p/>
        </draw:connector>
        <draw:connector draw:style-name="gr73" draw:text-style-name="P26" draw:layer="layout" draw:type="line" svg:x1="20.38cm" svg:y1="7.594cm" svg:x2="9.382cm" svg:y2="7.594cm" svg:d="M20380 7594h-10998" svg:viewBox="0 0 10999 1">
          <text:p/>
        </draw:connector>
        <draw:connector draw:style-name="gr74" draw:text-style-name="P26" draw:layer="layout" draw:type="line" svg:x1="9.382cm" svg:y1="8.97cm" svg:x2="20.431cm" svg:y2="8.97cm" svg:d="M9382 8970h11049" svg:viewBox="0 0 11050 1">
          <text:p/>
        </draw:connector>
        <draw:connector draw:style-name="gr73" draw:text-style-name="P26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6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258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502cm" svg:height="0.642cm" svg:x="14.838cm" svg:y="9.672cm">
          <text:list text:style-name="L1">
            <text:list-header>
              <text:p text:style-name="P6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6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6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3.216cm" svg:height="0.642cm" svg:x="9.19cm" svg:y="11.011cm">
          <text:list text:style-name="L1">
            <text:list-header>
              <text:p text:style-name="P6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793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255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82" draw:text-style-name="P28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9" xml:id="id29" draw:id="id29" draw:layer="layout" svg:width="4.758cm" svg:height="1.535cm" svg:x="13.548cm" svg:y="4.704cm">
          <text:list text:style-name="L1">
            <text:list-header>
              <text:p text:style-name="P27"><text:span text:style-name="T2">Email Application</text:span></text:p>
            </text:list-header>
            <text:list-item>
              <text:p text:style-name="P27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29" draw:start-glue-point="2" draw:end-shape="id30" draw:end-glue-point="0" svg:d="M15927 6239l4 1546" svg:viewBox="0 0 5 1547">
          <text:p/>
        </draw:connector>
        <draw:custom-shape draw:style-name="gr84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8" xml:id="id37" draw:id="id3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UMA Grant</text:span></text:p>
            </text:list-header>
            <text:list-item>
              <text:p text:style-name="P27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8" xml:id="id30" draw:id="id3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Policy API</text:span></text:p>
            </text:list-header>
            <text:list-item>
              <text:p text:style-name="P27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8" xml:id="id33" draw:id="id3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Protection API</text:span></text:p>
            </text:list-header>
            <text:list-item>
              <text:p text:style-name="P27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9" xml:id="id31" draw:id="id31" draw:layer="layout" svg:width="4.758cm" svg:height="1.535cm" svg:x="13.548cm" svg:y="1.704cm">
          <text:list text:style-name="L1">
            <text:list-header>
              <text:p text:style-name="P27"><text:span text:style-name="T2">Sender</text:span></text:p>
            </text:list-header>
            <text:list-item>
              <text:p text:style-name="P27"><text:span text:style-name="T8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31" draw:start-glue-point="2" draw:end-shape="id29" draw:end-glue-point="0" svg:d="M15927 3239v1465" svg:viewBox="0 0 1 1466">
          <text:p/>
        </draw:connector>
        <draw:custom-shape draw:style-name="gr89" draw:text-style-name="P7" draw:layer="layout" svg:width="2.424cm" svg:height="0.642cm" svg:x="15.9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8" xml:id="id34" draw:id="id34" draw:layer="layout" svg:width="5.588cm" svg:height="2.054cm" svg:x="2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Mailbox</text:span></text:p>
            </text:list-header>
            <text:list-item>
              <text:p text:style-name="P27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8" xml:id="id36" draw:id="id36" draw:layer="layout" svg:width="5.588cm" svg:height="1.364cm" svg:x="2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Protected Resource</text:span></text:p>
            </text:list-header>
            <text:list-item>
              <text:p text:style-name="P27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8" xml:id="id32" draw:id="id32" draw:layer="layout" svg:width="5.588cm" svg:height="1.321cm" svg:x="2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Manage API</text:span></text:p>
            </text:list-header>
            <text:list-item>
              <text:p text:style-name="P27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6" draw:layer="layout" svg:x1="13.548cm" svg:y1="5.471cm" svg:x2="5.331cm" svg:y2="7.785cm" draw:start-shape="id29" draw:start-glue-point="3" draw:end-shape="id32" draw:end-glue-point="0" svg:d="M13548 5471h-8217v2314" svg:viewBox="0 0 8218 2315">
          <text:p/>
        </draw:connector>
        <draw:custom-shape draw:style-name="gr94" draw:text-style-name="P7" draw:layer="layout" svg:width="1.933cm" svg:height="0.642cm" svg:x="8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6" draw:layer="layout" svg:x1="10.667cm" svg:y1="10.133cm" svg:x2="8.125cm" svg:y2="10.133cm" draw:start-shape="id33" draw:start-glue-point="3" draw:end-shape="id34" draw:end-glue-point="1" svg:d="M10667 10133h-2542" svg:viewBox="0 0 2543 1">
          <text:p/>
        </draw:connector>
        <draw:custom-shape draw:style-name="gr95" draw:text-style-name="P7" draw:layer="layout" svg:width="1.814cm" svg:height="0.642cm" svg:x="8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9" xml:id="id35" draw:id="id35" draw:layer="layout" svg:width="4.758cm" svg:height="1.535cm" svg:x="13.548cm" svg:y="14.004cm">
          <text:list text:style-name="L1">
            <text:list-header>
              <text:p text:style-name="P27"><text:span text:style-name="T2">Mail Retrieval Agent</text:span></text:p>
            </text:list-header>
            <text:list-item>
              <text:p text:style-name="P27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9" xml:id="id38" draw:id="id38" draw:layer="layout" svg:width="4.758cm" svg:height="1.535cm" svg:x="13.548cm" svg:y="17.004cm">
          <text:list text:style-name="L1">
            <text:list-header>
              <text:p text:style-name="P27"><text:span text:style-name="T2">Recipient</text:span></text:p>
            </text:list-header>
            <text:list-item>
              <text:p text:style-name="P27"><text:span text:style-name="T8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6" draw:layer="layout" svg:x1="13.548cm" svg:y1="14.771cm" svg:x2="5.331cm" svg:y2="12.513cm" draw:start-shape="id35" draw:start-glue-point="3" draw:end-shape="id36" draw:end-glue-point="2" svg:d="M13548 14771h-8217v-2258" svg:viewBox="0 0 8218 2259">
          <text:p/>
        </draw:connector>
        <draw:custom-shape draw:style-name="gr98" draw:text-style-name="P7" draw:layer="layout" svg:width="1.687cm" svg:height="0.642cm" svg:x="8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6" draw:layer="layout" draw:type="line" svg:x1="15.927cm" svg:y1="14.004cm" svg:x2="15.931cm" svg:y2="12.481cm" draw:start-shape="id35" draw:start-glue-point="0" draw:end-shape="id37" draw:end-glue-point="2" svg:d="M15927 14004l4-1523" svg:viewBox="0 0 5 1524">
          <text:p/>
        </draw:connector>
        <draw:custom-shape draw:style-name="gr99" draw:text-style-name="P7" draw:layer="layout" svg:width="3.749cm" svg:height="0.642cm" svg:x="15.961cm" svg:y="12.938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6" draw:layer="layout" draw:type="line" svg:x1="15.927cm" svg:y1="17.004cm" svg:x2="15.927cm" svg:y2="15.539cm" draw:start-shape="id38" draw:start-glue-point="0" draw:end-shape="id35" draw:end-glue-point="2" svg:d="M15927 17004v-1465" svg:viewBox="0 0 1 1466">
          <text:p/>
        </draw:connector>
        <draw:custom-shape draw:style-name="gr100" draw:text-style-name="P7" draw:layer="layout" svg:width="2.424cm" svg:height="0.642cm" svg:x="15.9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9" xml:id="id39" draw:id="id39" draw:layer="layout" svg:width="5.588cm" svg:height="2.054cm" svg:x="21.7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Email Service</text:span></text:p>
            </text:list-header>
            <text:list-item>
              <text:p text:style-name="P27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6" draw:layer="layout" svg:x1="18.306cm" svg:y1="5.471cm" svg:x2="24.55cm" svg:y2="9.106cm" draw:start-shape="id29" draw:start-glue-point="1" draw:end-shape="id39" draw:end-glue-point="0" svg:d="M18306 5471h6244v3635" svg:viewBox="0 0 6245 3636">
          <text:p/>
        </draw:connector>
        <draw:connector draw:style-name="gr103" draw:text-style-name="P26" draw:layer="layout" svg:x1="24.55cm" svg:y1="11.16cm" svg:x2="18.306cm" svg:y2="14.771cm" draw:start-shape="id39" draw:start-glue-point="2" draw:end-shape="id35" draw:end-glue-point="1" svg:d="M24550 11160v3611h-6244" svg:viewBox="0 0 6245 3612">
          <text:p/>
        </draw:connector>
        <draw:custom-shape draw:style-name="gr104" draw:text-style-name="P7" draw:layer="layout" svg:width="4.977cm" svg:height="0.642cm" svg:x="18.885cm" svg:y="4.835cm">
          <text:list text:style-name="L1">
            <text:list-header>
              <text:p text:style-name="P6"><text:span text:style-name="T2">send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7" draw:layer="layout" svg:width="5.548cm" svg:height="0.642cm" svg:x="18.788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06" draw:text-style-name="P32" xml:id="id48" draw:id="id48" draw:layer="layout" svg:width="3.251cm" svg:height="1.473cm" svg:x="4.877cm" svg:y="6.669cm">
          <text:list text:style-name="L1">
            <text:list-header>
              <text:p text:style-name="P30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5" xml:id="id49" draw:id="id4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3"><text:span text:style-name="T9">MAA</text:span></text:p>
            </text:list-header>
            <text:list-item>
              <text:p text:style-name="P3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6" xml:id="id50" draw:id="id50" draw:layer="layout" svg:width="3.251cm" svg:height="1.473cm" svg:x="21.596cm" svg:y="6.669cm">
          <text:list text:style-name="L1">
            <text:list-header>
              <text:p text:style-name="P31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9" draw:text-style-name="P38" draw:layer="layout" svg:width="2.479cm" svg:height="0.642cm" svg:x="14.806cm" svg:y="5.354cm">
          <text:list text:style-name="L1">
            <text:list-header>
              <text:p text:style-name="P37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6" xml:id="id40" draw:id="id40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1"><text:span text:style-name="T6">MAA</text:span></text:p>
            </text:list-header>
            <text:list-item>
              <text:p text:style-name="P31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9" draw:layer="layout" svg:width="3.251cm" svg:height="1.473cm" svg:x="4.877cm" svg:y="3.872cm">
          <text:list text:style-name="L1">
            <text:list-header>
              <text:p text:style-name="P31"><text:span text:style-name="T6">UMA/AS</text:span></text:p>
            </text:list-header>
            <text:list-item>
              <text:p text:style-name="P31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40" draw:layer="layout" svg:width="3.251cm" svg:height="1.473cm" svg:x="21.676cm" svg:y="3.872cm">
          <text:list text:style-name="L1">
            <text:list-header>
              <text:p text:style-name="P34"><text:span text:style-name="T9">UMA/AS</text:span></text:p>
            </text:list-header>
            <text:list-item>
              <text:p text:style-name="P3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1" xml:id="id43" draw:id="id43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0"><text:span text:style-name="T6">UMA/MBX</text:span></text:p>
            </text:list-header>
            <text:list-item>
              <text:p text:style-name="P30"><text:span text:style-name="T7">Mailbox</text:span></text:p>
            </text:list-item>
            <text:list-item>
              <text:p text:style-name="P30"><text:span text:style-name="T11">(Resource Server</text:span><text:span text:style-name="T7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xml:id="id46" draw:id="id46" draw:layer="layout" svg:width="3.251cm" svg:height="1.535cm" svg:x="4.877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2" xml:id="id51" draw:id="id5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4"><text:span text:style-name="T9">UMA/MRA</text:span></text:p>
            </text:list-header>
            <text:list-item>
              <text:p text:style-name="P34"><text:span text:style-name="T10">Mail Retrieval Agent</text:span></text:p>
            </text:list-item>
            <text:list-item>
              <text:p text:style-name="P34"><text:span text:style-name="T12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40" draw:start-glue-point="2" draw:end-shape="id41" draw:end-glue-point="0" svg:d="M18602 10047v1157" svg:viewBox="0 0 1 1158">
          <text:p/>
        </draw:connector>
        <draw:custom-shape draw:style-name="gr117" draw:text-style-name="P41" xml:id="id45" draw:id="id45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0"><text:span text:style-name="T6">UMA/MBX</text:span></text:p>
            </text:list-header>
            <text:list-item>
              <text:p text:style-name="P30"><text:span text:style-name="T7">Mailbox</text:span></text:p>
            </text:list-item>
            <text:list-item>
              <text:p text:style-name="P30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3" xml:id="id41" draw:id="id41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1"><text:span text:style-name="T6">UMA/MRA</text:span></text:p>
            </text:list-header>
            <text:list-item>
              <text:p text:style-name="P31"><text:span text:style-name="T7">Mail Retrieval Agent</text:span></text:p>
            </text:list-item>
            <text:list-item>
              <text:p text:style-name="P31"><text:span text:style-name="T11">(</text:span><text:span text:style-name="T7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2" xml:id="id47" draw:id="id47" draw:layer="layout" svg:width="3.251cm" svg:height="1.535cm" svg:x="21.676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4" xml:id="id44" draw:id="id44" draw:layer="layout" svg:width="1.932cm" svg:height="1.889cm" svg:x="25.775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1" draw:text-style-name="P44" xml:id="id42" draw:id="id42" draw:layer="layout" svg:width="1.923cm" svg:height="1.872cm" svg:x="2.11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2" draw:start-glue-point="8" draw:end-shape="id43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44" draw:start-glue-point="8" draw:end-shape="id45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46" draw:start-glue-point="0" draw:end-shape="id43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47" draw:start-glue-point="0" draw:end-shape="id45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48" draw:start-glue-point="1" draw:end-shape="id49" draw:end-glue-point="0" svg:d="M8128 7405h3074v1165" svg:viewBox="0 0 3075 1166">
          <text:p/>
        </draw:connector>
        <draw:connector draw:style-name="gr116" draw:text-style-name="P9" draw:layer="layout" svg:x1="21.597cm" svg:y1="7.405cm" svg:x2="18.602cm" svg:y2="8.574cm" draw:start-shape="id50" draw:start-glue-point="3" draw:end-shape="id40" draw:end-glue-point="0" svg:d="M21597 7405h-2995v1169" svg:viewBox="0 0 2996 1170">
          <text:p/>
        </draw:connector>
        <draw:connector draw:style-name="gr49" draw:text-style-name="P9" draw:layer="layout" svg:x1="6.502cm" svg:y1="6.669cm" svg:x2="23.222cm" svg:y2="6.669cm" draw:start-shape="id48" draw:start-glue-point="0" draw:end-shape="id50" draw:end-glue-point="0" svg:d="M6502 6669v-514h16720v514" svg:viewBox="0 0 16721 515">
          <text:p/>
        </draw:connector>
        <draw:connector draw:style-name="gr116" draw:text-style-name="P9" draw:layer="layout" draw:type="line" svg:x1="6.502cm" svg:y1="11.204cm" svg:x2="6.502cm" svg:y2="8.142cm" draw:start-shape="id43" draw:start-glue-point="0" draw:end-shape="id48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49" draw:start-glue-point="2" draw:end-shape="id51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51" draw:start-glue-point="3" draw:end-shape="id43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22cm" svg:y2="8.142cm" draw:start-shape="id45" draw:start-glue-point="0" draw:end-shape="id50" draw:end-glue-point="2" svg:d="M23301 11204l-79-3062" svg:viewBox="0 0 80 3063">
          <text:p/>
        </draw:connector>
        <draw:connector draw:style-name="gr116" draw:text-style-name="P9" draw:layer="layout" draw:type="line" svg:x1="20.228cm" svg:y1="11.971cm" svg:x2="21.676cm" svg:y2="11.971cm" draw:start-shape="id41" draw:start-glue-point="1" draw:end-shape="id45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45" draw:start-glue-point="5" draw:end-shape="id51" draw:end-glue-point="2" svg:d="M22512 12739v1336h-11310v-1336" svg:viewBox="0 0 11311 1337">
          <text:p/>
        </draw:connector>
        <draw:custom-shape draw:style-name="gr126" draw:text-style-name="P46" draw:layer="layout" svg:width="2.195cm" svg:height="0.642cm" svg:x="14.858cm" svg:y="12.478cm">
          <text:list text:style-name="L1">
            <text:list-header>
              <text:p text:style-name="P45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8" draw:layer="layout" svg:width="1.497cm" svg:height="0.642cm" svg:x="6.425cm" svg:y="9.426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48" draw:layer="layout" svg:width="1.497cm" svg:height="0.642cm" svg:x="23.229cm" svg:y="9.438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48" draw:layer="layout" svg:width="2.487cm" svg:height="0.642cm" svg:x="11.091cm" svg:y="10.196cm">
          <text:list text:style-name="L1">
            <text:list-header>
              <text:p text:style-name="P47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8" draw:layer="layout" svg:width="2.487cm" svg:height="0.642cm" svg:x="18.594cm" svg:y="10.208cm">
          <text:list text:style-name="L1">
            <text:list-header>
              <text:p text:style-name="P37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48" draw:layer="layout" svg:width="1.408cm" svg:height="0.642cm" svg:x="8.165cm" svg:y="11.29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38" draw:layer="layout" svg:width="1.408cm" svg:height="0.642cm" svg:x="20.179cm" svg:y="11.3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8" draw:layer="layout" svg:width="1.497cm" svg:height="0.642cm" svg:x="19.533cm" svg:y="6.75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8" draw:layer="layout" svg:width="1.408cm" svg:height="0.642cm" svg:x="6.379cm" svg:y="13.6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8" draw:layer="layout" svg:width="1.408cm" svg:height="0.642cm" svg:x="23.193cm" svg:y="13.614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8" draw:layer="layout" svg:width="3.093cm" svg:height="0.642cm" svg:x="4.932cm" svg:y="16.935cm">
          <text:list text:style-name="L1">
            <text:list-header>
              <text:p text:style-name="P37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38" draw:layer="layout" svg:width="2.907cm" svg:height="0.642cm" svg:x="21.928cm" svg:y="16.944cm">
          <text:list text:style-name="L1">
            <text:list-header>
              <text:p text:style-name="P37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8" draw:layer="layout" svg:width="1.937cm" svg:height="0.642cm" svg:x="5.505cm" svg:y="3.169cm">
          <text:list text:style-name="L1">
            <text:list-header>
              <text:p text:style-name="P37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8" draw:layer="layout" svg:width="1.912cm" svg:height="0.642cm" svg:x="22.312cm" svg:y="3.21cm">
          <text:list text:style-name="L1">
            <text:list-header>
              <text:p text:style-name="P37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43" draw:start-glue-point="5" draw:end-shape="id41" draw:end-glue-point="2" svg:d="M7318 12733v518h11284v-512" svg:viewBox="0 0 11285 519">
          <text:p/>
        </draw:connector>
        <draw:custom-shape draw:style-name="gr141" draw:text-style-name="P49" draw:layer="layout" svg:width="2.195cm" svg:height="0.642cm" svg:x="14.86cm" svg:y="13.487cm">
          <text:list text:style-name="L1">
            <text:list-header>
              <text:p text:style-name="P47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49" draw:layer="layout" svg:width="1.497cm" svg:height="0.642cm" svg:x="8.937cm" svg:y="6.762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8" draw:text-style-name="P16" draw:layer="layout" svg:x1="12.068cm" svg:y1="7.024cm" svg:x2="17.412cm" svg:y2="7.024cm">
          <text:p text:style-name="P15"><text:span text:style-name="T4">Mail Trust</text:span></text:p>
        </draw:line>
        <draw:g>
          <draw:polygon draw:style-name="gr39" draw:text-style-name="P17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43" draw:text-style-name="P19" draw:layer="layout" svg:width="3.398cm" svg:height="0.705cm" svg:x="13.083cm" svg:y="10.277cm">
          <text:list text:style-name="L1">
            <text:list-header>
              <text:p text:style-name="P18"><text:span text:style-name="T5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41" draw:text-style-name="P16" draw:layer="layout" svg:x1="12.058cm" svg:y1="14.936cm" svg:x2="17.402cm" svg:y2="14.936cm">
          <text:p text:style-name="P15"><text:span text:style-name="T4">UMA Trust</text:span></text:p>
        </draw:line>
      </draw:page>
      <draw:page draw:name="page7" draw:style-name="dp1" draw:master-page-name="Default">
        <draw:custom-shape draw:style-name="gr144" draw:text-style-name="P32" xml:id="id60" draw:id="id60" draw:layer="layout" svg:width="3.251cm" svg:height="1.473cm" svg:x="4.877cm" svg:y="6.669cm">
          <text:list text:style-name="L1">
            <text:list-header>
              <text:p text:style-name="P30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5" xml:id="id61" draw:id="id6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3"><text:span text:style-name="T9">MAA</text:span></text:p>
            </text:list-header>
            <text:list-item>
              <text:p text:style-name="P3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6" xml:id="id62" draw:id="id62" draw:layer="layout" svg:width="3.251cm" svg:height="1.473cm" svg:x="21.596cm" svg:y="6.669cm">
          <text:list text:style-name="L1">
            <text:list-header>
              <text:p text:style-name="P31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47" draw:text-style-name="P38" draw:layer="layout" svg:width="2.479cm" svg:height="0.642cm" svg:x="14.806cm" svg:y="5.354cm">
          <text:list text:style-name="L1">
            <text:list-header>
              <text:p text:style-name="P37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36" xml:id="id52" draw:id="id52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1"><text:span text:style-name="T6">MAA</text:span></text:p>
            </text:list-header>
            <text:list-item>
              <text:p text:style-name="P31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9" draw:layer="layout" svg:width="3.251cm" svg:height="1.473cm" svg:x="4.877cm" svg:y="3.872cm">
          <text:list text:style-name="L1">
            <text:list-header>
              <text:p text:style-name="P31"><text:span text:style-name="T6">UMA/AS</text:span></text:p>
            </text:list-header>
            <text:list-item>
              <text:p text:style-name="P31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40" draw:layer="layout" svg:width="3.251cm" svg:height="1.473cm" svg:x="21.676cm" svg:y="3.872cm">
          <text:list text:style-name="L1">
            <text:list-header>
              <text:p text:style-name="P34"><text:span text:style-name="T9">UMA/AS</text:span></text:p>
            </text:list-header>
            <text:list-item>
              <text:p text:style-name="P3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41" xml:id="id55" draw:id="id55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0"><text:span text:style-name="T6">UMA/MBX</text:span></text:p>
            </text:list-header>
            <text:list-item>
              <text:p text:style-name="P30"><text:span text:style-name="T7">Mailbox</text:span></text:p>
            </text:list-item>
            <text:list-item>
              <text:p text:style-name="P30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32" xml:id="id58" draw:id="id58" draw:layer="layout" svg:width="3.251cm" svg:height="1.535cm" svg:x="4.877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42" xml:id="id63" draw:id="id6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4"><text:span text:style-name="T9">UMA/MRA</text:span></text:p>
            </text:list-header>
            <text:list-item>
              <text:p text:style-name="P34"><text:span text:style-name="T10">Mail Retrieval Agent</text:span></text:p>
            </text:list-item>
            <text:list-item>
              <text:p text:style-name="P34"><text:span text:style-name="T12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52" draw:start-glue-point="2" draw:end-shape="id53" draw:end-glue-point="0" svg:d="M18602 10047v1157" svg:viewBox="0 0 1 1158">
          <text:p/>
        </draw:connector>
        <draw:custom-shape draw:style-name="gr154" draw:text-style-name="P41" xml:id="id57" draw:id="id57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0"><text:span text:style-name="T6">UMA/MBX</text:span></text:p>
            </text:list-header>
            <text:list-item>
              <text:p text:style-name="P30"><text:span text:style-name="T7">Mailbox</text:span></text:p>
            </text:list-item>
            <text:list-item>
              <text:p text:style-name="P30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43" xml:id="id53" draw:id="id53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1"><text:span text:style-name="T6">UMA/MRA</text:span></text:p>
            </text:list-header>
            <text:list-item>
              <text:p text:style-name="P31"><text:span text:style-name="T7">Mail Retrieval Agent</text:span></text:p>
            </text:list-item>
            <text:list-item>
              <text:p text:style-name="P31"><text:span text:style-name="T11">(</text:span><text:span text:style-name="T7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2" xml:id="id59" draw:id="id59" draw:layer="layout" svg:width="3.251cm" svg:height="1.535cm" svg:x="21.676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44" xml:id="id56" draw:id="id56" draw:layer="layout" svg:width="1.932cm" svg:height="1.889cm" svg:x="25.775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8" draw:text-style-name="P44" xml:id="id54" draw:id="id54" draw:layer="layout" svg:width="1.923cm" svg:height="1.872cm" svg:x="2.11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4" draw:start-glue-point="8" draw:end-shape="id55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56" draw:start-glue-point="8" draw:end-shape="id57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8" draw:start-glue-point="0" draw:end-shape="id55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59" draw:start-glue-point="0" draw:end-shape="id57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60" draw:start-glue-point="1" draw:end-shape="id61" draw:end-glue-point="0" svg:d="M8128 7405h3074v1165" svg:viewBox="0 0 3075 1166">
          <text:p/>
        </draw:connector>
        <draw:connector draw:style-name="gr116" draw:text-style-name="P9" draw:layer="layout" svg:x1="21.597cm" svg:y1="7.405cm" svg:x2="18.602cm" svg:y2="8.574cm" draw:start-shape="id62" draw:start-glue-point="3" draw:end-shape="id52" draw:end-glue-point="0" svg:d="M21597 7405h-2995v1169" svg:viewBox="0 0 2996 1170">
          <text:p/>
        </draw:connector>
        <draw:connector draw:style-name="gr49" draw:text-style-name="P9" draw:layer="layout" svg:x1="6.502cm" svg:y1="6.669cm" svg:x2="23.222cm" svg:y2="6.669cm" draw:start-shape="id60" draw:start-glue-point="0" draw:end-shape="id62" draw:end-glue-point="0" svg:d="M6502 6669v-514h16720v514" svg:viewBox="0 0 16721 515">
          <text:p/>
        </draw:connector>
        <draw:connector draw:style-name="gr116" draw:text-style-name="P9" draw:layer="layout" draw:type="line" svg:x1="6.502cm" svg:y1="11.204cm" svg:x2="6.502cm" svg:y2="8.142cm" draw:start-shape="id55" draw:start-glue-point="0" draw:end-shape="id60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61" draw:start-glue-point="2" draw:end-shape="id63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63" draw:start-glue-point="3" draw:end-shape="id55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22cm" svg:y2="8.142cm" draw:start-shape="id57" draw:start-glue-point="0" draw:end-shape="id62" draw:end-glue-point="2" svg:d="M23301 11204l-79-3062" svg:viewBox="0 0 80 3063">
          <text:p/>
        </draw:connector>
        <draw:connector draw:style-name="gr116" draw:text-style-name="P9" draw:layer="layout" draw:type="line" svg:x1="20.228cm" svg:y1="11.971cm" svg:x2="21.676cm" svg:y2="11.971cm" draw:start-shape="id53" draw:start-glue-point="1" draw:end-shape="id57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57" draw:start-glue-point="5" draw:end-shape="id63" draw:end-glue-point="2" svg:d="M22512 12739v1336h-11310v-1336" svg:viewBox="0 0 11311 1337">
          <text:p/>
        </draw:connector>
        <draw:custom-shape draw:style-name="gr159" draw:text-style-name="P46" draw:layer="layout" svg:width="2.195cm" svg:height="0.642cm" svg:x="14.858cm" svg:y="12.478cm">
          <text:list text:style-name="L1">
            <text:list-header>
              <text:p text:style-name="P45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8" draw:layer="layout" svg:width="1.497cm" svg:height="0.642cm" svg:x="6.425cm" svg:y="9.426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48" draw:layer="layout" svg:width="1.497cm" svg:height="0.642cm" svg:x="23.229cm" svg:y="9.438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48" draw:layer="layout" svg:width="2.487cm" svg:height="0.642cm" svg:x="11.091cm" svg:y="10.196cm">
          <text:list text:style-name="L1">
            <text:list-header>
              <text:p text:style-name="P47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8" draw:layer="layout" svg:width="2.487cm" svg:height="0.642cm" svg:x="18.594cm" svg:y="10.208cm">
          <text:list text:style-name="L1">
            <text:list-header>
              <text:p text:style-name="P37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48" draw:layer="layout" svg:width="1.408cm" svg:height="0.642cm" svg:x="8.165cm" svg:y="11.29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38" draw:layer="layout" svg:width="1.408cm" svg:height="0.642cm" svg:x="20.179cm" svg:y="11.3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8" draw:layer="layout" svg:width="1.497cm" svg:height="0.642cm" svg:x="19.533cm" svg:y="6.75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38" draw:layer="layout" svg:width="1.408cm" svg:height="0.642cm" svg:x="6.379cm" svg:y="13.6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38" draw:layer="layout" svg:width="1.408cm" svg:height="0.642cm" svg:x="23.193cm" svg:y="13.614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38" draw:layer="layout" svg:width="3.093cm" svg:height="0.642cm" svg:x="4.932cm" svg:y="16.935cm">
          <text:list text:style-name="L1">
            <text:list-header>
              <text:p text:style-name="P37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38" draw:layer="layout" svg:width="2.907cm" svg:height="0.642cm" svg:x="21.928cm" svg:y="16.944cm">
          <text:list text:style-name="L1">
            <text:list-header>
              <text:p text:style-name="P37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38" draw:layer="layout" svg:width="1.937cm" svg:height="0.642cm" svg:x="5.505cm" svg:y="3.169cm">
          <text:list text:style-name="L1">
            <text:list-header>
              <text:p text:style-name="P37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38" draw:layer="layout" svg:width="1.912cm" svg:height="0.642cm" svg:x="22.312cm" svg:y="3.21cm">
          <text:list text:style-name="L1">
            <text:list-header>
              <text:p text:style-name="P37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55" draw:start-glue-point="5" draw:end-shape="id53" draw:end-glue-point="2" svg:d="M7318 12733v518h11284v-512" svg:viewBox="0 0 11285 519">
          <text:p/>
        </draw:connector>
        <draw:custom-shape draw:style-name="gr173" draw:text-style-name="P49" draw:layer="layout" svg:width="2.195cm" svg:height="0.642cm" svg:x="14.86cm" svg:y="13.487cm">
          <text:list text:style-name="L1">
            <text:list-header>
              <text:p text:style-name="P47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49" draw:layer="layout" svg:width="1.497cm" svg:height="0.642cm" svg:x="8.937cm" svg:y="6.762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75" draw:text-style-name="P32" xml:id="id72" draw:id="id72" draw:layer="layout" svg:width="3.251cm" svg:height="1.473cm" svg:x="4.877cm" svg:y="6.669cm">
          <text:list text:style-name="L1">
            <text:list-header>
              <text:p text:style-name="P30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35" xml:id="id73" draw:id="id7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3"><text:span text:style-name="T9">MAA</text:span></text:p>
            </text:list-header>
            <text:list-item>
              <text:p text:style-name="P3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6" xml:id="id74" draw:id="id74" draw:layer="layout" svg:width="3.251cm" svg:height="1.473cm" svg:x="21.596cm" svg:y="6.669cm">
          <text:list text:style-name="L1">
            <text:list-header>
              <text:p text:style-name="P31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8" draw:text-style-name="P38" draw:layer="layout" svg:width="2.479cm" svg:height="0.642cm" svg:x="14.806cm" svg:y="5.354cm">
          <text:list text:style-name="L1">
            <text:list-header>
              <text:p text:style-name="P37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50" xml:id="id64" draw:id="id64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4"><text:span text:style-name="T9">MAA</text:span></text:p>
            </text:list-header>
            <text:list-item>
              <text:p text:style-name="P3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39" draw:layer="layout" svg:width="3.251cm" svg:height="1.473cm" svg:x="4.877cm" svg:y="3.872cm">
          <text:list text:style-name="L1">
            <text:list-header>
              <text:p text:style-name="P31"><text:span text:style-name="T6">UMA/AS</text:span></text:p>
            </text:list-header>
            <text:list-item>
              <text:p text:style-name="P31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0" draw:layer="layout" svg:width="3.251cm" svg:height="1.473cm" svg:x="21.676cm" svg:y="3.872cm">
          <text:list text:style-name="L1">
            <text:list-header>
              <text:p text:style-name="P34"><text:span text:style-name="T9">UMA/AS</text:span></text:p>
            </text:list-header>
            <text:list-item>
              <text:p text:style-name="P3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1" xml:id="id67" draw:id="id67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0"><text:span text:style-name="T6">UMA/MBX</text:span></text:p>
            </text:list-header>
            <text:list-item>
              <text:p text:style-name="P30"><text:span text:style-name="T7">Mailbox</text:span></text:p>
            </text:list-item>
            <text:list-item>
              <text:p text:style-name="P30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2" xml:id="id70" draw:id="id70" draw:layer="layout" svg:width="3.251cm" svg:height="1.535cm" svg:x="4.877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42" xml:id="id75" draw:id="id7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4"><text:span text:style-name="T9">UMA/MRA</text:span></text:p>
            </text:list-header>
            <text:list-item>
              <text:p text:style-name="P34"><text:span text:style-name="T10">Mail Retrieval Agent</text:span></text:p>
            </text:list-item>
            <text:list-item>
              <text:p text:style-name="P34"><text:span text:style-name="T12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9" draw:layer="layout" draw:type="line" svg:x1="18.602cm" svg:y1="10.047cm" svg:x2="18.602cm" svg:y2="11.204cm" draw:start-shape="id64" draw:start-glue-point="2" draw:end-shape="id65" draw:end-glue-point="0" svg:d="M18602 10047v1157" svg:viewBox="0 0 1 1158">
          <text:p/>
        </draw:connector>
        <draw:custom-shape draw:style-name="gr185" draw:text-style-name="P51" xml:id="id69" draw:id="id69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3"><text:span text:style-name="T9">UMA/MBX</text:span></text:p>
            </text:list-header>
            <text:list-item>
              <text:p text:style-name="P33"><text:span text:style-name="T10">Mailbox</text:span></text:p>
            </text:list-item>
            <text:list-item>
              <text:p text:style-name="P33"><text:span text:style-name="T10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42" xml:id="id65" draw:id="id65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4"><text:span text:style-name="T9">UMA/MRA</text:span></text:p>
            </text:list-header>
            <text:list-item>
              <text:p text:style-name="P34"><text:span text:style-name="T10">Mail Retrieval Agent</text:span></text:p>
            </text:list-item>
            <text:list-item>
              <text:p text:style-name="P34"><text:span text:style-name="T12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5" xml:id="id71" draw:id="id71" draw:layer="layout" svg:width="3.251cm" svg:height="1.535cm" svg:x="21.676cm" svg:y="15.004cm">
          <text:list text:style-name="L1">
            <text:list-header>
              <text:p text:style-name="P33"><text:span text:style-name="T9">Email App</text:span></text:p>
            </text:list-header>
            <text:list-item>
              <text:p text:style-name="P33"><text:span text:style-name="T10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52" xml:id="id68" draw:id="id68" draw:layer="layout" svg:width="1.932cm" svg:height="1.889cm" svg:x="25.775cm" svg:y="11.03cm">
          <text:list text:style-name="L1">
            <text:list-header>
              <text:p text:style-name="P34"><text:span text:style-name="T15">Data</text:span></text:p>
              <text:p text:style-name="P34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9" draw:text-style-name="P44" xml:id="id66" draw:id="id66" draw:layer="layout" svg:width="1.923cm" svg:height="1.872cm" svg:x="2.11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6" draw:start-glue-point="8" draw:end-shape="id67" draw:end-glue-point="3" svg:d="M4033 11966l844 5" svg:viewBox="0 0 845 6">
          <text:p/>
        </draw:connector>
        <draw:connector draw:style-name="gr190" draw:text-style-name="P9" draw:layer="layout" draw:type="line" svg:x1="25.775cm" svg:y1="11.974cm" svg:x2="24.927cm" svg:y2="11.971cm" draw:start-shape="id68" draw:start-glue-point="8" draw:end-shape="id69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70" draw:start-glue-point="0" draw:end-shape="id67" draw:end-glue-point="2" svg:d="M6502 15004v-2265" svg:viewBox="0 0 1 2266">
          <text:p/>
        </draw:connector>
        <draw:connector draw:style-name="gr191" draw:text-style-name="P9" draw:layer="layout" draw:type="line" svg:x1="23.301cm" svg:y1="15.004cm" svg:x2="23.301cm" svg:y2="12.739cm" draw:start-shape="id71" draw:start-glue-point="0" draw:end-shape="id69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72" draw:start-glue-point="1" draw:end-shape="id73" draw:end-glue-point="0" svg:d="M8128 7405h3074v1165" svg:viewBox="0 0 3075 1166">
          <text:p/>
        </draw:connector>
        <draw:connector draw:style-name="gr124" draw:text-style-name="P9" draw:layer="layout" svg:x1="21.597cm" svg:y1="7.405cm" svg:x2="18.602cm" svg:y2="8.574cm" draw:start-shape="id74" draw:start-glue-point="3" draw:end-shape="id64" draw:end-glue-point="0" svg:d="M21597 7405h-2995v1169" svg:viewBox="0 0 2996 1170">
          <text:p/>
        </draw:connector>
        <draw:connector draw:style-name="gr49" draw:text-style-name="P9" draw:layer="layout" svg:x1="6.502cm" svg:y1="6.669cm" svg:x2="23.222cm" svg:y2="6.669cm" draw:start-shape="id72" draw:start-glue-point="0" draw:end-shape="id74" draw:end-glue-point="0" svg:d="M6502 6669v-514h16720v514" svg:viewBox="0 0 16721 515">
          <text:p/>
        </draw:connector>
        <draw:connector draw:style-name="gr116" draw:text-style-name="P9" draw:layer="layout" draw:type="line" svg:x1="6.502cm" svg:y1="11.204cm" svg:x2="6.502cm" svg:y2="8.142cm" draw:start-shape="id67" draw:start-glue-point="0" draw:end-shape="id72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73" draw:start-glue-point="2" draw:end-shape="id75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75" draw:start-glue-point="3" draw:end-shape="id67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22cm" svg:y2="8.142cm" draw:start-shape="id69" draw:start-glue-point="0" draw:end-shape="id74" draw:end-glue-point="2" svg:d="M23301 11204l-79-3062" svg:viewBox="0 0 80 3063">
          <text:p/>
        </draw:connector>
        <draw:connector draw:style-name="gr124" draw:text-style-name="P9" draw:layer="layout" draw:type="line" svg:x1="20.228cm" svg:y1="11.971cm" svg:x2="21.676cm" svg:y2="11.971cm" draw:start-shape="id65" draw:start-glue-point="1" draw:end-shape="id69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69" draw:start-glue-point="5" draw:end-shape="id75" draw:end-glue-point="2" svg:d="M22512 12739v1336h-11310v-1336" svg:viewBox="0 0 11311 1337">
          <text:p/>
        </draw:connector>
        <draw:custom-shape draw:style-name="gr192" draw:text-style-name="P48" draw:layer="layout" svg:width="2.195cm" svg:height="0.642cm" svg:x="14.858cm" svg:y="12.478cm">
          <text:list text:style-name="L1">
            <text:list-header>
              <text:p text:style-name="P47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38" draw:layer="layout" svg:width="1.497cm" svg:height="0.642cm" svg:x="6.425cm" svg:y="9.426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48" draw:layer="layout" svg:width="1.497cm" svg:height="0.642cm" svg:x="23.229cm" svg:y="9.438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48" draw:layer="layout" svg:width="2.487cm" svg:height="0.642cm" svg:x="11.091cm" svg:y="10.196cm">
          <text:list text:style-name="L1">
            <text:list-header>
              <text:p text:style-name="P47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48" draw:layer="layout" svg:width="2.487cm" svg:height="0.642cm" svg:x="18.594cm" svg:y="10.208cm">
          <text:list text:style-name="L1">
            <text:list-header>
              <text:p text:style-name="P47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48" draw:layer="layout" svg:width="1.408cm" svg:height="0.642cm" svg:x="8.165cm" svg:y="11.29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8" draw:layer="layout" svg:width="1.408cm" svg:height="0.642cm" svg:x="20.179cm" svg:y="11.302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8" draw:layer="layout" svg:width="1.497cm" svg:height="0.642cm" svg:x="19.533cm" svg:y="6.75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38" draw:layer="layout" svg:width="1.408cm" svg:height="0.642cm" svg:x="6.379cm" svg:y="13.6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8" draw:layer="layout" svg:width="1.408cm" svg:height="0.642cm" svg:x="23.193cm" svg:y="13.614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38" draw:layer="layout" svg:width="3.093cm" svg:height="0.642cm" svg:x="4.932cm" svg:y="16.935cm">
          <text:list text:style-name="L1">
            <text:list-header>
              <text:p text:style-name="P37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48" draw:layer="layout" svg:width="2.907cm" svg:height="0.642cm" svg:x="21.928cm" svg:y="16.944cm">
          <text:list text:style-name="L1">
            <text:list-header>
              <text:p text:style-name="P47"><text:span text:style-name="T1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38" draw:layer="layout" svg:width="1.937cm" svg:height="0.642cm" svg:x="5.505cm" svg:y="3.169cm">
          <text:list text:style-name="L1">
            <text:list-header>
              <text:p text:style-name="P37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38" draw:layer="layout" svg:width="1.912cm" svg:height="0.642cm" svg:x="22.312cm" svg:y="3.21cm">
          <text:list text:style-name="L1">
            <text:list-header>
              <text:p text:style-name="P37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5" draw:text-style-name="P9" draw:layer="layout" svg:x1="7.318cm" svg:y1="12.733cm" svg:x2="18.602cm" svg:y2="12.739cm" draw:start-shape="id67" draw:start-glue-point="5" draw:end-shape="id65" draw:end-glue-point="2" svg:d="M7318 12733v518h11284v-512" svg:viewBox="0 0 11285 519">
          <text:p/>
        </draw:connector>
        <draw:custom-shape draw:style-name="gr206" draw:text-style-name="P49" draw:layer="layout" svg:width="2.195cm" svg:height="0.642cm" svg:x="14.86cm" svg:y="13.487cm">
          <text:list text:style-name="L1">
            <text:list-header>
              <text:p text:style-name="P47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9" draw:layer="layout" svg:width="1.497cm" svg:height="0.642cm" svg:x="8.937cm" svg:y="6.762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08" draw:text-style-name="P55" xml:id="id84" draw:id="id84" draw:layer="layout" svg:width="3.251cm" svg:height="1.473cm" svg:x="4.877cm" svg:y="6.669cm">
          <text:list text:style-name="L1">
            <text:list-header>
              <text:p text:style-name="P53"><text:span text:style-name="T9">MTA</text:span></text:p>
            </text:list-header>
            <text:list-item>
              <text:p text:style-name="P54"><text:span text:style-name="T10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55" xml:id="id85" draw:id="id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3"><text:span text:style-name="T9">MAA</text:span></text:p>
            </text:list-header>
            <text:list-item>
              <text:p text:style-name="P5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57" xml:id="id86" draw:id="id86" draw:layer="layout" svg:width="3.251cm" svg:height="1.473cm" svg:x="21.596cm" svg:y="6.669cm">
          <text:list text:style-name="L1">
            <text:list-header>
              <text:p text:style-name="P56"><text:span text:style-name="T6">MTA</text:span></text:p>
            </text:list-header>
            <text:list-item>
              <text:p text:style-name="P56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11" draw:text-style-name="P59" draw:layer="layout" svg:width="2.479cm" svg:height="0.642cm" svg:x="14.806cm" svg:y="5.354cm">
          <text:list text:style-name="L1">
            <text:list-header>
              <text:p text:style-name="P58"><text:span text:style-name="T1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57" xml:id="id76" draw:id="id76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6"><text:span text:style-name="T6">MAA</text:span></text:p>
            </text:list-header>
            <text:list-item>
              <text:p text:style-name="P56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2" draw:layer="layout" svg:width="3.251cm" svg:height="1.473cm" svg:x="4.877cm" svg:y="3.872cm">
          <text:list text:style-name="L1">
            <text:list-header>
              <text:p text:style-name="P3"><text:span text:style-name="T6">UMA/AS</text:span></text:p>
            </text:list-header>
            <text:list-item>
              <text:p text:style-name="P3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60" draw:layer="layout" svg:width="3.251cm" svg:height="1.473cm" svg:x="21.676cm" svg:y="3.872cm">
          <text:list text:style-name="L1">
            <text:list-header>
              <text:p text:style-name="P54"><text:span text:style-name="T9">UMA/AS</text:span></text:p>
            </text:list-header>
            <text:list-item>
              <text:p text:style-name="P5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8" xml:id="id79" draw:id="id79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6">UMA/MBX</text:span></text:p>
            </text:list-header>
            <text:list-item>
              <text:p text:style-name="P1"><text:span text:style-name="T7">Mailbox</text:span></text:p>
            </text:list-item>
            <text:list-item>
              <text:p text:style-name="P1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55" xml:id="id82" draw:id="id82" draw:layer="layout" svg:width="3.2cm" svg:height="1.535cm" svg:x="4.877cm" svg:y="15.004cm">
          <text:list text:style-name="L1">
            <text:list-header>
              <text:p text:style-name="P53"><text:span text:style-name="T9">Email App</text:span></text:p>
            </text:list-header>
            <text:list-item>
              <text:p text:style-name="P53"><text:span text:style-name="T10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61" xml:id="id87" draw:id="id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4"><text:span text:style-name="T9">UMA/MRA</text:span></text:p>
            </text:list-header>
            <text:list-item>
              <text:p text:style-name="P54"><text:span text:style-name="T10">Mail Retrieval Agent</text:span></text:p>
            </text:list-item>
            <text:list-item>
              <text:p text:style-name="P54"><text:span text:style-name="T12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76" draw:start-glue-point="2" draw:end-shape="id77" draw:end-glue-point="0" svg:d="M18602 10047v1157" svg:viewBox="0 0 1 1158">
          <text:p/>
        </draw:connector>
        <draw:custom-shape draw:style-name="gr218" draw:text-style-name="P62" xml:id="id81" draw:id="id81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53"><text:span text:style-name="T9">UMA/MBX</text:span></text:p>
            </text:list-header>
            <text:list-item>
              <text:p text:style-name="P53"><text:span text:style-name="T10">Mailbox</text:span></text:p>
            </text:list-item>
            <text:list-item>
              <text:p text:style-name="P53"><text:span text:style-name="T10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23" xml:id="id77" draw:id="id77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/MRA</text:span></text:p>
            </text:list-header>
            <text:list-item>
              <text:p text:style-name="P3"><text:span text:style-name="T7">Mail Retrieval Agent</text:span></text:p>
            </text:list-item>
            <text:list-item>
              <text:p text:style-name="P3"><text:span text:style-name="T11">(</text:span><text:span text:style-name="T7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55" xml:id="id83" draw:id="id83" draw:layer="layout" svg:width="3.251cm" svg:height="1.535cm" svg:x="21.676cm" svg:y="15.004cm">
          <text:list text:style-name="L1">
            <text:list-header>
              <text:p text:style-name="P53"><text:span text:style-name="T9">Email App</text:span></text:p>
            </text:list-header>
            <text:list-item>
              <text:p text:style-name="P53"><text:span text:style-name="T10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63" xml:id="id80" draw:id="id80" draw:layer="layout" svg:width="1.932cm" svg:height="1.889cm" svg:x="25.775cm" svg:y="11.03cm">
          <text:list text:style-name="L1">
            <text:list-header>
              <text:p text:style-name="P54"><text:span text:style-name="T15">Data</text:span></text:p>
              <text:p text:style-name="P54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2" draw:text-style-name="P64" xml:id="id78" draw:id="id78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8" draw:start-glue-point="8" draw:end-shape="id79" draw:end-glue-point="3" svg:d="M4033 11966l844 5" svg:viewBox="0 0 845 6">
          <text:p/>
        </draw:connector>
        <draw:connector draw:style-name="gr190" draw:text-style-name="P9" draw:layer="layout" draw:type="line" svg:x1="25.775cm" svg:y1="11.974cm" svg:x2="24.927cm" svg:y2="11.971cm" draw:start-shape="id80" draw:start-glue-point="8" draw:end-shape="id81" draw:end-glue-point="1" svg:d="M25775 11974l-848-3" svg:viewBox="0 0 849 4">
          <text:p/>
        </draw:connector>
        <draw:connector draw:style-name="gr223" draw:text-style-name="P9" draw:layer="layout" draw:type="line" svg:x1="6.477cm" svg:y1="15.004cm" svg:x2="6.502cm" svg:y2="12.739cm" draw:start-shape="id82" draw:start-glue-point="0" draw:end-shape="id79" draw:end-glue-point="2" svg:d="M6477 15004l25-2265" svg:viewBox="0 0 26 2266">
          <text:p/>
        </draw:connector>
        <draw:connector draw:style-name="gr191" draw:text-style-name="P9" draw:layer="layout" draw:type="line" svg:x1="23.301cm" svg:y1="15.004cm" svg:x2="23.301cm" svg:y2="12.739cm" draw:start-shape="id83" draw:start-glue-point="0" draw:end-shape="id81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84" draw:start-glue-point="1" draw:end-shape="id85" draw:end-glue-point="0" svg:d="M8128 7405h3074v1165" svg:viewBox="0 0 3075 1166">
          <text:p/>
        </draw:connector>
        <draw:connector draw:style-name="gr116" draw:text-style-name="P9" draw:layer="layout" svg:x1="21.597cm" svg:y1="7.405cm" svg:x2="18.602cm" svg:y2="8.574cm" draw:start-shape="id86" draw:start-glue-point="3" draw:end-shape="id76" draw:end-glue-point="0" svg:d="M21597 7405h-2995v1169" svg:viewBox="0 0 2996 1170">
          <text:p/>
        </draw:connector>
        <draw:connector draw:style-name="gr223" draw:text-style-name="P9" draw:layer="layout" svg:x1="6.502cm" svg:y1="6.669cm" svg:x2="23.222cm" svg:y2="6.669cm" draw:start-shape="id84" draw:start-glue-point="0" draw:end-shape="id86" draw:end-glue-point="0" svg:d="M6502 6669v-514h16720v514" svg:viewBox="0 0 16721 515">
          <text:p/>
        </draw:connector>
        <draw:connector draw:style-name="gr124" draw:text-style-name="P9" draw:layer="layout" draw:type="line" svg:x1="6.502cm" svg:y1="11.204cm" svg:x2="6.502cm" svg:y2="8.142cm" draw:start-shape="id79" draw:start-glue-point="0" draw:end-shape="id84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85" draw:start-glue-point="2" draw:end-shape="id87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87" draw:start-glue-point="3" draw:end-shape="id79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22cm" svg:y2="8.142cm" draw:start-shape="id81" draw:start-glue-point="0" draw:end-shape="id86" draw:end-glue-point="2" svg:d="M23301 11204l-79-3062" svg:viewBox="0 0 80 3063">
          <text:p/>
        </draw:connector>
        <draw:connector draw:style-name="gr124" draw:text-style-name="P9" draw:layer="layout" draw:type="line" svg:x1="20.228cm" svg:y1="11.971cm" svg:x2="21.676cm" svg:y2="11.971cm" draw:start-shape="id77" draw:start-glue-point="1" draw:end-shape="id81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81" draw:start-glue-point="5" draw:end-shape="id87" draw:end-glue-point="2" svg:d="M22512 12739v1336h-11310v-1336" svg:viewBox="0 0 11311 1337">
          <text:p/>
        </draw:connector>
        <draw:custom-shape draw:style-name="gr224" draw:text-style-name="P59" draw:layer="layout" svg:width="2.195cm" svg:height="0.642cm" svg:x="14.858cm" svg:y="12.478cm">
          <text:list text:style-name="L1">
            <text:list-header>
              <text:p text:style-name="P58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59" draw:layer="layout" svg:width="1.497cm" svg:height="0.642cm" svg:x="23.229cm" svg:y="9.438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59" draw:layer="layout" svg:width="2.487cm" svg:height="0.642cm" svg:x="11.091cm" svg:y="10.196cm">
          <text:list text:style-name="L1">
            <text:list-header>
              <text:p text:style-name="P58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65" draw:layer="layout" svg:width="2.487cm" svg:height="0.642cm" svg:x="18.5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59" draw:layer="layout" svg:width="1.408cm" svg:height="0.642cm" svg:x="8.165cm" svg:y="11.29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59" draw:layer="layout" svg:width="1.408cm" svg:height="0.642cm" svg:x="20.179cm" svg:y="11.302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65" draw:layer="layout" svg:width="1.497cm" svg:height="0.642cm" svg:x="19.533cm" svg:y="6.75cm">
          <text:list text:style-name="L1">
            <text:list-header>
              <text:p text:style-name="P1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59" draw:layer="layout" svg:width="1.408cm" svg:height="0.642cm" svg:x="6.379cm" svg:y="13.602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9" draw:layer="layout" svg:width="1.408cm" svg:height="0.642cm" svg:x="23.193cm" svg:y="13.614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59" draw:layer="layout" svg:width="3.093cm" svg:height="0.642cm" svg:x="4.932cm" svg:y="16.935cm">
          <text:list text:style-name="L1">
            <text:list-header>
              <text:p text:style-name="P58"><text:span text:style-name="T1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9" draw:layer="layout" svg:width="2.907cm" svg:height="0.642cm" svg:x="21.928cm" svg:y="16.944cm">
          <text:list text:style-name="L1">
            <text:list-header>
              <text:p text:style-name="P58"><text:span text:style-name="T1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5" draw:text-style-name="P9" draw:layer="layout" svg:x1="7.318cm" svg:y1="12.733cm" svg:x2="18.602cm" svg:y2="12.739cm" draw:start-shape="id79" draw:start-glue-point="5" draw:end-shape="id77" draw:end-glue-point="2" svg:d="M7318 12733v518h11284v-512" svg:viewBox="0 0 11285 519">
          <text:p/>
        </draw:connector>
        <draw:custom-shape draw:style-name="gr238" draw:text-style-name="P66" draw:layer="layout" svg:width="2.195cm" svg:height="0.642cm" svg:x="14.86cm" svg:y="13.487cm">
          <text:list text:style-name="L1">
            <text:list-header>
              <text:p text:style-name="P58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66" draw:layer="layout" svg:width="1.497cm" svg:height="0.642cm" svg:x="8.937cm" svg:y="6.762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0" draw:text-style-name="P55" xml:id="id96" draw:id="id96" draw:layer="layout" svg:width="3.251cm" svg:height="1.473cm" svg:x="4.877cm" svg:y="6.669cm">
          <text:list text:style-name="L1">
            <text:list-header>
              <text:p text:style-name="P53"><text:span text:style-name="T9">MTA</text:span></text:p>
            </text:list-header>
            <text:list-item>
              <text:p text:style-name="P54"><text:span text:style-name="T10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55" xml:id="id97" draw:id="id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3"><text:span text:style-name="T9">MAA</text:span></text:p>
            </text:list-header>
            <text:list-item>
              <text:p text:style-name="P5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67" xml:id="id98" draw:id="id98" draw:layer="layout" svg:width="3.251cm" svg:height="1.473cm" svg:x="21.596cm" svg:y="6.669cm">
          <text:list text:style-name="L1">
            <text:list-header>
              <text:p text:style-name="P54"><text:span text:style-name="T9">MTA</text:span></text:p>
            </text:list-header>
            <text:list-item>
              <text:p text:style-name="P54"><text:span text:style-name="T10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3" draw:text-style-name="P59" draw:layer="layout" svg:width="2.479cm" svg:height="0.642cm" svg:x="14.806cm" svg:y="5.354cm">
          <text:list text:style-name="L1">
            <text:list-header>
              <text:p text:style-name="P58"><text:span text:style-name="T1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67" xml:id="id88" draw:id="id88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4"><text:span text:style-name="T9">MAA</text:span></text:p>
            </text:list-header>
            <text:list-item>
              <text:p text:style-name="P5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2" draw:layer="layout" svg:width="3.251cm" svg:height="1.473cm" svg:x="4.877cm" svg:y="3.872cm">
          <text:list text:style-name="L1">
            <text:list-header>
              <text:p text:style-name="P3"><text:span text:style-name="T6">UMA/AS</text:span></text:p>
            </text:list-header>
            <text:list-item>
              <text:p text:style-name="P3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60" draw:layer="layout" svg:width="3.251cm" svg:height="1.473cm" svg:x="21.676cm" svg:y="3.872cm">
          <text:list text:style-name="L1">
            <text:list-header>
              <text:p text:style-name="P54"><text:span text:style-name="T9">UMA/AS</text:span></text:p>
            </text:list-header>
            <text:list-item>
              <text:p text:style-name="P5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8" xml:id="id91" draw:id="id91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6">UMA/MBX</text:span></text:p>
            </text:list-header>
            <text:list-item>
              <text:p text:style-name="P1"><text:span text:style-name="T7">Mailbox</text:span></text:p>
            </text:list-item>
            <text:list-item>
              <text:p text:style-name="P1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55" xml:id="id94" draw:id="id94" draw:layer="layout" svg:width="3.251cm" svg:height="1.535cm" svg:x="4.877cm" svg:y="15.004cm">
          <text:list text:style-name="L1">
            <text:list-header>
              <text:p text:style-name="P53"><text:span text:style-name="T9">Email App</text:span></text:p>
            </text:list-header>
            <text:list-item>
              <text:p text:style-name="P53"><text:span text:style-name="T10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61" xml:id="id99" draw:id="id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4"><text:span text:style-name="T9">UMA/MRA</text:span></text:p>
            </text:list-header>
            <text:list-item>
              <text:p text:style-name="P54"><text:span text:style-name="T10">Mail Retrieval Agent</text:span></text:p>
            </text:list-item>
            <text:list-item>
              <text:p text:style-name="P54"><text:span text:style-name="T12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9" draw:layer="layout" draw:type="line" svg:x1="18.602cm" svg:y1="10.047cm" svg:x2="18.602cm" svg:y2="11.204cm" draw:start-shape="id88" draw:start-glue-point="2" draw:end-shape="id89" draw:end-glue-point="0" svg:d="M18602 10047v1157" svg:viewBox="0 0 1 1158">
          <text:p/>
        </draw:connector>
        <draw:custom-shape draw:style-name="gr250" draw:text-style-name="P8" xml:id="id93" draw:id="id93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6">UMA/MBX</text:span></text:p>
            </text:list-header>
            <text:list-item>
              <text:p text:style-name="P1"><text:span text:style-name="T7">Mailbox</text:span></text:p>
            </text:list-item>
            <text:list-item>
              <text:p text:style-name="P1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23" xml:id="id89" draw:id="id89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/MRA</text:span></text:p>
            </text:list-header>
            <text:list-item>
              <text:p text:style-name="P3"><text:span text:style-name="T7">Mail Retrieval Agent</text:span></text:p>
            </text:list-item>
            <text:list-item>
              <text:p text:style-name="P3"><text:span text:style-name="T11">(</text:span><text:span text:style-name="T7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" xml:id="id95" draw:id="id95" draw:layer="layout" svg:width="3.251cm" svg:height="1.535cm" svg:x="21.676cm" svg:y="15.004cm">
          <text:list text:style-name="L1">
            <text:list-header>
              <text:p text:style-name="P1"><text:span text:style-name="T6">Email App</text:span></text:p>
            </text:list-header>
            <text:list-item>
              <text:p text:style-name="P1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64" xml:id="id92" draw:id="id92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13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4" draw:text-style-name="P64" xml:id="id90" draw:id="id90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90" draw:start-glue-point="8" draw:end-shape="id91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92" draw:start-glue-point="8" draw:end-shape="id93" draw:end-glue-point="1" svg:d="M25775 11974l-848-3" svg:viewBox="0 0 849 4">
          <text:p/>
        </draw:connector>
        <draw:connector draw:style-name="gr223" draw:text-style-name="P9" draw:layer="layout" draw:type="line" svg:x1="6.502cm" svg:y1="15.004cm" svg:x2="6.502cm" svg:y2="12.739cm" draw:start-shape="id94" draw:start-glue-point="0" draw:end-shape="id91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95" draw:start-glue-point="0" draw:end-shape="id93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96" draw:start-glue-point="1" draw:end-shape="id97" draw:end-glue-point="0" svg:d="M8128 7405h3074v1165" svg:viewBox="0 0 3075 1166">
          <text:p/>
        </draw:connector>
        <draw:connector draw:style-name="gr124" draw:text-style-name="P9" draw:layer="layout" svg:x1="21.597cm" svg:y1="7.405cm" svg:x2="18.602cm" svg:y2="8.574cm" draw:start-shape="id98" draw:start-glue-point="3" draw:end-shape="id88" draw:end-glue-point="0" svg:d="M21597 7405h-2995v1169" svg:viewBox="0 0 2996 1170">
          <text:p/>
        </draw:connector>
        <draw:connector draw:style-name="gr223" draw:text-style-name="P9" draw:layer="layout" svg:x1="6.502cm" svg:y1="6.669cm" svg:x2="23.222cm" svg:y2="6.669cm" draw:start-shape="id96" draw:start-glue-point="0" draw:end-shape="id98" draw:end-glue-point="0" svg:d="M6502 6669v-514h16720v514" svg:viewBox="0 0 16721 515">
          <text:p/>
        </draw:connector>
        <draw:connector draw:style-name="gr124" draw:text-style-name="P9" draw:layer="layout" draw:type="line" svg:x1="6.502cm" svg:y1="11.204cm" svg:x2="6.502cm" svg:y2="8.142cm" draw:start-shape="id91" draw:start-glue-point="0" draw:end-shape="id96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97" draw:start-glue-point="2" draw:end-shape="id99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99" draw:start-glue-point="3" draw:end-shape="id91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22cm" svg:y2="8.142cm" draw:start-shape="id93" draw:start-glue-point="0" draw:end-shape="id98" draw:end-glue-point="2" svg:d="M23301 11204l-79-3062" svg:viewBox="0 0 80 3063">
          <text:p/>
        </draw:connector>
        <draw:connector draw:style-name="gr116" draw:text-style-name="P9" draw:layer="layout" draw:type="line" svg:x1="20.228cm" svg:y1="11.971cm" svg:x2="21.676cm" svg:y2="11.971cm" draw:start-shape="id89" draw:start-glue-point="1" draw:end-shape="id93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93" draw:start-glue-point="5" draw:end-shape="id99" draw:end-glue-point="2" svg:d="M22512 12739v1336h-11310v-1336" svg:viewBox="0 0 11311 1337">
          <text:p/>
        </draw:connector>
        <draw:custom-shape draw:style-name="gr255" draw:text-style-name="P12" draw:layer="layout" svg:width="2.195cm" svg:height="0.642cm" svg:x="14.8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59" draw:layer="layout" svg:width="1.497cm" svg:height="0.642cm" svg:x="23.229cm" svg:y="9.438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59" draw:layer="layout" svg:width="2.487cm" svg:height="0.642cm" svg:x="11.091cm" svg:y="10.196cm">
          <text:list text:style-name="L1">
            <text:list-header>
              <text:p text:style-name="P58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59" draw:layer="layout" svg:width="2.487cm" svg:height="0.642cm" svg:x="18.594cm" svg:y="10.208cm">
          <text:list text:style-name="L1">
            <text:list-header>
              <text:p text:style-name="P58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59" draw:layer="layout" svg:width="1.408cm" svg:height="0.642cm" svg:x="8.165cm" svg:y="11.29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59" draw:layer="layout" svg:width="1.497cm" svg:height="0.642cm" svg:x="19.533cm" svg:y="6.75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9" draw:layer="layout" svg:width="1.408cm" svg:height="0.642cm" svg:x="6.379cm" svg:y="13.602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7" draw:layer="layout" svg:width="1.408cm" svg:height="0.642cm" svg:x="23.1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59" draw:layer="layout" svg:width="3.093cm" svg:height="0.642cm" svg:x="4.932cm" svg:y="16.935cm">
          <text:list text:style-name="L1">
            <text:list-header>
              <text:p text:style-name="P58"><text:span text:style-name="T1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7" draw:layer="layout" svg:width="2.907cm" svg:height="0.642cm" svg:x="21.9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91" draw:start-glue-point="5" draw:end-shape="id89" draw:end-glue-point="2" svg:d="M7318 12733v518h11284v-512" svg:viewBox="0 0 11285 519">
          <text:p/>
        </draw:connector>
        <draw:custom-shape draw:style-name="gr269" draw:text-style-name="P66" draw:layer="layout" svg:width="2.195cm" svg:height="0.642cm" svg:x="14.86cm" svg:y="13.487cm">
          <text:list text:style-name="L1">
            <text:list-header>
              <text:p text:style-name="P58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66" draw:layer="layout" svg:width="1.497cm" svg:height="0.642cm" svg:x="8.937cm" svg:y="6.762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02T05:45:55.214826302</dc:date>
    <dc:creator>Igor Zboran</dc:creator>
    <meta:editing-duration>P3DT18H4M44S</meta:editing-duration>
    <meta:editing-cycles>317</meta:editing-cycles>
    <meta:generator>LibreOffice/7.0.4.2$Linux_X86_64 LibreOffice_project/1c5f81ee28659974774060c3fe084e73b3bd074b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4"/>
  </office:meta>
</office:document-meta>
</file>